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F0000006F88E99DD9D32ED0D7.png" manifest:media-type="image/png"/>
  <manifest:file-entry manifest:full-path="Pictures/10001E8E00000B7900000B79B3AAF3CE1EBD1924.svg" manifest:media-type="image/svg+xml"/>
  <manifest:file-entry manifest:full-path="Pictures/100002010000006A0000006A98B5E7F671975C12.png" manifest:media-type="image/png"/>
  <manifest:file-entry manifest:full-path="Pictures/1000807A00000AF500000AF5DC33844C26A81B9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702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71cm" svg:height="3.71cm" svg:x="4.75cm" svg:y="17.483cm">
          <draw:image xlink:href="Pictures/1000807A00000AF500000AF5DC33844C26A81B93.svg" xlink:type="simple" xlink:show="embed" xlink:actuate="onLoad">
            <text:p/>
          </draw:image>
          <draw:image xlink:href="Pictures/100002010000006A0000006A98B5E7F671975C12.png" xlink:type="simple" xlink:show="embed" xlink:actuate="onLoad"/>
        </draw:frame>
        <draw:frame draw:style-name="gr2" draw:text-style-name="P2" draw:layer="layout" svg:width="1.398cm" svg:height="0.429cm" draw:transform="rotate (0.33248522250492) translate (5.186cm 18.748cm)">
          <draw:text-box>
            <text:p>$ ucg ‘#includ</text:p>
          </draw:text-box>
        </draw:frame>
        <draw:frame draw:style-name="gr3" draw:text-style-name="P1" draw:layer="layout" svg:width="2.936cm" svg:height="2.936cm" svg:x="3.794cm" svg:y="17.622cm">
          <draw:image xlink:href="Pictures/10001E8E00000B7900000B79B3AAF3CE1EBD1924.svg" xlink:type="simple" xlink:show="embed" xlink:actuate="onLoad">
            <text:p/>
          </draw:image>
          <draw:image xlink:href="Pictures/100002010000006F0000006F88E99DD9D32ED0D7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4:34:44.837137622</meta:creation-date>
    <dc:date>2017-01-29T15:04:41.500530690</dc:date>
    <meta:editing-duration>PT9M26S</meta:editing-duration>
    <meta:editing-cycles>1</meta:editing-cycles>
    <meta:document-statistic meta:object-count="3"/>
    <meta:generator>LibreOffice/5.2.5.1$Linux_X86_64 LibreOffice_project/20$Build-1</meta:generator>
  </office:meta>
</office:document-meta>
</file>